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3059" officeooo:paragraph-rsid="00023059"/>
    </style:style>
    <style:style style:name="P2" style:family="paragraph" style:parent-style-name="Standard">
      <style:paragraph-properties style:line-height-at-least="0.503cm"/>
      <style:text-properties fo:color="#d4d4d4" style:font-name="Droid Sans Mono" fo:font-size="10.5pt" fo:font-weight="normal" fo:background-color="#1e1e1e"/>
    </style:style>
    <style:style style:name="P3" style:family="paragraph" style:parent-style-name="Standard">
      <style:text-properties fo:color="#d4d4d4" style:font-name="Droid Sans Mono" fo:font-size="10.5pt" fo:font-weight="normal" officeooo:rsid="00023059" officeooo:paragraph-rsid="00023059" fo:background-color="#1e1e1e"/>
    </style:style>
    <style:style style:name="T1" style:family="text">
      <style:text-properties fo:color="#6a9955"/>
    </style:style>
    <style:style style:name="T2" style:family="text">
      <style:text-properties fo:color="#6a9955" style:font-name="Droid Sans Mono" fo:font-size="10.5pt" fo:font-weight="normal" fo:background-color="#1e1e1e" loext:char-shading-value="0"/>
    </style:style>
    <style:style style:name="T3" style:family="text">
      <style:text-properties fo:color="#9cdcfe"/>
    </style:style>
    <style:style style:name="T4" style:family="text">
      <style:text-properties fo:color="#ce9178"/>
    </style:style>
    <style:style style:name="T5" style:family="text">
      <style:text-properties fo:color="#d7ba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ploy the UI Code in staging web server</text:p>
      <text:p text:style-name="P1"/>
      <text:p text:style-name="P1"/>
      <text:p text:style-name="P1">First step: install PM2</text:p>
      <text:p text:style-name="P1"/>
      <text:p text:style-name="P1">npm install pm2 –save</text:p>
      <text:p text:style-name="P1"/>
      <text:p text:style-name="P1"/>
      <text:p text:style-name="P1">second step: write below lines in Package.json</text:p>
      <text:p text:style-name="P1"/>
      <text:p text:style-name="P3"><text:span text:style-name="T1">{</text:span></text:p>
      <text:p text:style-name="P2"><text:span text:style-name="T3">"name"</text:span>: <text:span text:style-name="T4">"rajgovt_bc_dashboard_ui"</text:span>,</text:p>
      <text:p text:style-name="P2"><text:span text:style-name="T3">"version"</text:span>: <text:span text:style-name="T4">"1.0.0"</text:span>,</text:p>
      <text:p text:style-name="P2"><text:span text:style-name="T3">"description"</text:span>: <text:span text:style-name="T4">"Blockchain Integrated Dashboard"</text:span>,</text:p>
      <text:p text:style-name="P2"><text:span text:style-name="T3">"main"</text:span>: <text:span text:style-name="T4">"server.js"</text:span>,</text:p>
      <text:p text:style-name="P2"><text:span text:style-name="T3">"scripts"</text:span>: {</text:p>
      <text:p text:style-name="P2"><text:span text:style-name="T3">"test"</text:span>: <text:span text:style-name="T4">"echo </text:span><text:span text:style-name="T5">\"</text:span><text:span text:style-name="T4">Error: no test specified</text:span><text:span text:style-name="T5">\"</text:span><text:span text:style-name="T4"> &amp;&amp; exit 1"</text:span>,</text:p>
      <text:p text:style-name="P2"><text:span text:style-name="T3">"start"</text:span>: <text:span text:style-name="T4">"node server.js"</text:span>,</text:p>
      <text:p text:style-name="P2"><text:span text:style-name="T3">"startpmserver"</text:span>: <text:span text:style-name="T4">"./node_modules/pm2/bin/pm2 start server.js"</text:span>,</text:p>
      <text:p text:style-name="P2"><text:span text:style-name="T3">"stoppmserver"</text:span>: <text:span text:style-name="T4">"./node_modules/pm2/bin/pm2 stop server.js"</text:span></text:p>
      <text:p text:style-name="P1"><text:span text:style-name="T2"/></text:p>
      <text:p text:style-name="P1"><text:span text:style-name="T2"/></text:p>
      <text:p text:style-name="P1"><text:span text:style-name="T2">Explanation: </text:span></text:p>
      <text:p text:style-name="P1"><text:span text:style-name="T2"/></text:p>
      <text:p text:style-name="P1"><text:span text:style-name="T2">Normally we start using &lt;node server.js&gt; using npm start (as defined in package.json), but in this case, whenever we close the program, the server stops. To keep the server running, we will use pm2. This will keep the server up even if we close the prpgram, the servver will stop only, when we intend to using “stoppm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2:51:29.977974227</meta:creation-date>
    <dc:date>2018-12-24T13:05:58.735773546</dc:date>
    <meta:editing-duration>PT2M38S</meta:editing-duration>
    <meta:editing-cycles>1</meta:editing-cycles>
    <meta:generator>LibreOffice/6.0.6.2$Linux_X86_64 LibreOffice_project/00m0$Build-2</meta:generator>
    <meta:document-statistic meta:table-count="0" meta:image-count="0" meta:object-count="0" meta:page-count="1" meta:paragraph-count="16" meta:word-count="114" meta:character-count="803" meta:non-whitespace-character-count="704"/>
  </office:meta>
</office:document-meta>
</file>